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ru" fo:country="RU" fo:font-style="italic" style:font-style-asian="italic" style:font-style-complex="italic"/>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ru" fo:country="RU"/>
    </style:style>
    <style:style style:name="P9" style:family="paragraph" style:parent-style-name="Text_20_body">
      <style:paragraph-properties fo:text-align="center" style:justify-single-word="false"/>
      <style:text-properties fo:language="ru" fo:country="RU"/>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2" style:family="paragraph" style:parent-style-name="Text_20_body">
      <style:text-properties fo:language="ru" fo:country="RU" fo:background-color="transparent"/>
    </style:style>
    <style:style style:name="P1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5" style:family="paragraph" style:parent-style-name="Text_20_body">
      <style:text-properties fo:background-color="transparent"/>
    </style:style>
    <style:style style:name="P16" style:family="paragraph" style:parent-style-name="Text_20_body">
      <style:text-properties style:font-name="Courier New" fo:language="ru" fo:country="RU" fo:font-weight="bold" style:font-weight-asian="bold" style:font-weight-complex="bold"/>
    </style:style>
    <style:style style:name="P17"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8" style:family="paragraph" style:parent-style-name="Text_20_body">
      <style:text-properties style:font-name="Courier New" fo:language="en" fo:country="US" fo:font-weight="bold" style:font-weight-asian="bold" style:font-weight-complex="bold"/>
    </style:style>
    <style:style style:name="P19" style:family="paragraph" style:parent-style-name="Text_20_body">
      <style:text-properties style:font-name="Times New Roman" fo:language="ru" fo:country="RU"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break-before="page"/>
      <style:text-properties fo:language="ru" fo:country="RU"/>
    </style:style>
    <style:style style:name="P22" style:family="paragraph" style:parent-style-name="Footnote">
      <style:text-properties fo:language="en" fo:country="US"/>
    </style:style>
    <style:style style:name="P23" style:family="paragraph" style:parent-style-name="Table_20_Contents">
      <style:text-properties fo:language="en" fo:country="US"/>
    </style:style>
    <style:style style:name="P24" style:family="paragraph" style:parent-style-name="Table_20_Contents">
      <style:text-properties fo:language="en" fo:country="US" fo:font-weight="bold" style:font-weight-asian="bold" style:font-weight-complex="bold"/>
    </style:style>
    <style:style style:name="P25" style:family="paragraph" style:parent-style-name="Table_20_Contents">
      <style:text-properties fo:language="ru" fo:country="RU"/>
    </style:style>
    <style:style style:name="P26" style:family="paragraph" style:parent-style-name="Table_20_Contents">
      <style:text-properties fo:language="ru" fo:country="RU" fo:font-style="italic" fo:font-weight="bold" style:font-style-asian="italic" style:font-weight-asian="bold" style:font-style-complex="italic" style:font-weight-complex="bold"/>
    </style:style>
    <style:style style:name="P27" style:family="paragraph" style:parent-style-name="Table_20_Contents">
      <style:text-properties fo:language="ru" fo:country="RU" fo:font-style="italic" style:font-style-asian="italic" style:font-style-complex="italic"/>
    </style:style>
    <style:style style:name="P28" style:family="paragraph" style:parent-style-name="Table_20_Contents">
      <style:text-properties fo:language="ru" fo:country="RU" fo:font-weight="normal" style:font-weight-asian="normal" style:font-weight-complex="normal"/>
    </style:style>
    <style:style style:name="P29" style:family="paragraph" style:parent-style-name="Table_20_Contents">
      <style:text-properties fo:font-style="italic" style:font-style-asian="italic" style:font-style-complex="italic"/>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fo:language="en" fo:country="US"/>
    </style:style>
    <style:style style:name="P34" style:family="paragraph" style:parent-style-name="Standard">
      <style:text-properties fo:background-color="transparent"/>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ru" fo:country="RU"/>
    </style:style>
    <style:style style:name="P39" style:family="paragraph" style:parent-style-name="Heading_20_2">
      <style:text-properties fo:language="en" fo:country="US"/>
    </style:style>
    <style:style style:name="P40" style:family="paragraph" style:parent-style-name="Heading_20_2">
      <style:text-properties fo:language="ru" fo:country="RU"/>
    </style:style>
    <style:style style:name="P41" style:family="paragraph" style:parent-style-name="Heading_20_2">
      <style:text-properties fo:language="ru" fo:country="RU" fo:background-color="transparent"/>
    </style:style>
    <style:style style:name="P42" style:family="paragraph" style:parent-style-name="Table_20_Contents" style:list-style-name="L5"/>
    <style:style style:name="P43" style:family="paragraph" style:parent-style-name="Table_20_Contents" style:list-style-name="L5">
      <style:text-properties fo:language="en" fo:country="US"/>
    </style:style>
    <style:style style:name="P44" style:family="paragraph" style:parent-style-name="Table_20_Contents" style:list-style-name="L7">
      <style:text-properties fo:language="en" fo:country="US"/>
    </style:style>
    <style:style style:name="P45" style:family="paragraph" style:parent-style-name="Table_20_Contents">
      <style:text-properties fo:language="ru" fo:country="RU"/>
    </style:style>
    <style:style style:name="P46" style:family="paragraph" style:parent-style-name="Table_20_Contents" style:list-style-name="L7">
      <style:text-properties fo:language="ru" fo:country="RU"/>
    </style:style>
    <style:style style:name="P47" style:family="paragraph" style:parent-style-name="Table_20_Contents" style:list-style-name="L6">
      <style:text-properties fo:language="ru" fo:country="RU"/>
    </style:style>
    <style:style style:name="P48" style:family="paragraph" style:parent-style-name="Table_20_Contents" style:list-style-name="L6">
      <style:paragraph-properties fo:margin-left="0cm" fo:margin-right="0cm" fo:text-indent="-0.635cm" style:auto-text-indent="false"/>
      <style:text-properties fo:language="ru" fo:country="RU"/>
    </style:style>
    <style:style style:name="P49"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0" style:family="paragraph" style:parent-style-name="Text_20_body" style:list-style-name="L1"/>
    <style:style style:name="P51" style:family="paragraph" style:parent-style-name="Text_20_body" style:list-style-name="L1">
      <style:text-properties fo:language="ru" fo:country="RU"/>
    </style:style>
    <style:style style:name="P52" style:family="paragraph" style:parent-style-name="Text_20_body" style:list-style-name="L2">
      <style:text-properties fo:language="ru" fo:country="RU"/>
    </style:style>
    <style:style style:name="P53" style:family="paragraph" style:parent-style-name="Text_20_body" style:list-style-name="L3">
      <style:text-properties fo:language="ru" fo:country="RU" fo:background-color="transparent"/>
    </style:style>
    <style:style style:name="P54" style:family="paragraph" style:parent-style-name="Text_20_body" style:list-style-name="L3">
      <style:text-properties fo:language="ru" fo:country="RU"/>
    </style:style>
    <style:style style:name="P55" style:family="paragraph" style:parent-style-name="Text_20_body" style:list-style-name="L8">
      <style:text-properties fo:language="ru" fo:country="RU"/>
    </style:style>
    <style:style style:name="P56" style:family="paragraph" style:parent-style-name="Text_20_body" style:list-style-name="L8">
      <style:text-properties fo:language="ru" fo:country="RU" fo:font-weight="normal" style:font-weight-asian="normal" style:font-weight-complex="normal"/>
    </style:style>
    <style:style style:name="P57" style:family="paragraph" style:parent-style-name="Text_20_body" style:list-style-name="L11">
      <style:text-properties fo:language="ru" fo:country="RU" fo:font-weight="normal" style:font-weight-asian="normal" style:font-weight-complex="normal"/>
    </style:style>
    <style:style style:name="P58" style:family="paragraph" style:parent-style-name="Text_20_body" style:list-style-name="L13">
      <style:text-properties fo:language="ru" fo:country="RU" fo:font-weight="normal" style:font-weight-asian="normal" style:font-weight-complex="normal"/>
    </style:style>
    <style:style style:name="P59" style:family="paragraph" style:parent-style-name="Text_20_body" style:list-style-name="L12">
      <style:text-properties fo:language="ru" fo:country="RU"/>
    </style:style>
    <style:style style:name="P60" style:family="paragraph" style:parent-style-name="Text_20_body" style:list-style-name="L16">
      <style:text-properties fo:language="ru" fo:country="RU"/>
    </style:style>
    <style:style style:name="P61" style:family="paragraph" style:parent-style-name="Text_20_body" style:list-style-name="L17">
      <style:text-properties fo:language="ru" fo:country="RU"/>
    </style:style>
    <style:style style:name="P62" style:family="paragraph" style:parent-style-name="Text_20_body" style:list-style-name="L18">
      <style:text-properties fo:language="ru" fo:country="RU"/>
    </style:style>
    <style:style style:name="P63" style:family="paragraph" style:parent-style-name="Text_20_body" style:list-style-name="L2"/>
    <style:style style:name="P64" style:family="paragraph" style:parent-style-name="Text_20_body" style:list-style-name="L3">
      <style:text-properties fo:background-color="transparent"/>
    </style:style>
    <style:style style:name="P65" style:family="paragraph" style:parent-style-name="Text_20_body" style:list-style-name="L4"/>
    <style:style style:name="P66" style:family="paragraph" style:parent-style-name="Text_20_body" style:list-style-name="L8"/>
    <style:style style:name="P67" style:family="paragraph" style:parent-style-name="Text_20_body" style:list-style-name="L9">
      <style:text-properties fo:font-weight="normal" style:font-weight-asian="normal" style:font-weight-complex="normal"/>
    </style:style>
    <style:style style:name="P68" style:family="paragraph" style:parent-style-name="Text_20_body" style:list-style-name="L10">
      <style:text-properties fo:font-weight="normal" style:font-weight-asian="normal" style:font-weight-complex="normal"/>
    </style:style>
    <style:style style:name="P69" style:family="paragraph" style:parent-style-name="Text_20_body" style:list-style-name="L14">
      <style:text-properties fo:font-weight="normal" style:font-weight-asian="normal" style:font-weight-complex="normal"/>
    </style:style>
    <style:style style:name="P70" style:family="paragraph" style:parent-style-name="Text_20_body" style:list-style-name="L15">
      <style:text-properties fo:font-weight="normal" style:font-weight-asian="normal" style:font-weight-complex="normal"/>
    </style:style>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5">
      <style:text-properties fo:language="en" fo:country="US" fo:font-weight="normal" style:font-weight-asian="normal" style:font-weight-complex="normal"/>
    </style:style>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style="italic" style:font-style-asian="italic" style:font-style-complex="italic"/>
    </style:style>
    <style:style style:name="T10" style:family="text">
      <style:text-properties fo:language="ru" fo:country="RU" fo:font-style="italic" fo:font-weight="normal" style:font-style-asian="italic" style:font-weight-asian="normal" style:font-style-complex="italic" style:font-weight-complex="normal"/>
    </style:style>
    <style:style style:name="T11" style:family="text">
      <style:text-properties fo:language="ru" fo:country="RU"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font-name="Courier New"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1"><text:span text:style-name="T1">(версия от </text:span><text:span text:style-name="T1"><text:date style:data-style-name="N36" text:date-value="2010-11-12T01:50:44.95">12.11.2010</text:date></text:span><text:span text:style-name="T1">)</text:span></text:p>
          <text:p text:style-name="P2">www.nedopc.com</text:p>
        </draw:text-box>
      </draw:frame>
      <text:p text:style-name="P49"/>
      <text:p text:style-name="P13"/>
      <text:p text:style-name="P13"><text:span text:style-name="T1">Базовая конфигурация для</text:span> <text:span text:style-name="T2">ZX Evolution</text:span><text:span text:style-name="T1">.</text:span></text:p>
      <text:p text:style-name="P14">Руководство пользователя.</text:p>
      <text:p text:style-name="P9"/>
      <text:p text:style-name="P6"/>
      <text:p text:style-name="P6"/>
      <text:p text:style-name="P6"><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6"/>
      <text:p text:style-name="P6"/>
      <text:p text:style-name="P6"/>
      <text:p text:style-name="P8"/>
      <text:p text:style-name="P2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6"><text:s/>1 Введение<text:tab/>3</text:p>
          <text:p text:style-name="P36"><text:s/>2 Управляющие контакты компьютера<text:tab/>4</text:p>
          <text:p text:style-name="P35"><text:s/>2.1 Hard reset (полный сброс)<text:tab/>4</text:p>
          <text:p text:style-name="P35"><text:s/>2.2 Soft reset (мягкий сброс)<text:tab/>4</text:p>
          <text:p text:style-name="P36"><text:s/>3 Дополнительные функции PS2 клавиатуры<text:tab/>4</text:p>
          <text:p text:style-name="P35"><text:s/>3.1 Мягкий сброс компьютера (soft reset)<text:tab/>5</text:p>
          <text:p text:style-name="P35"><text:s/>3.2 Полный сброс компьютера (hard reset)<text:tab/>5</text:p>
          <text:p text:style-name="P35"><text:s/>3.3 Переключение режима TV/VGA<text:tab/>5</text:p>
          <text:p text:style-name="P35"><text:s/>3.4 Индикация режима TV/VGA<text:tab/>5</text:p>
          <text:p text:style-name="P35"><text:s/>3.5 Подача NMI на процессор Z80<text:tab/>5</text:p>
          <text:p text:style-name="P36"><text:s/>4 Архитектура: общие положения<text:tab/>6</text:p>
          <text:p text:style-name="P36"><text:s/>5 Архитектура: управление памятью.<text:tab/>7</text:p>
          <text:p text:style-name="P36"><text:s/>6 Архитектура: порты ввода-вывода<text:tab/>11</text:p>
          <text:p text:style-name="P35"><text:s/>6.1 Порт #FE<text:tab/>11</text:p>
          <text:p text:style-name="P35"><text:s/>6.2 Порт Kempston Joystick<text:tab/>11</text:p>
          <text:p text:style-name="P35"><text:s/>6.3 Порты Kempston Mouse<text:tab/>11</text:p>
          <text:p text:style-name="P35"><text:s/>6.4 Порты управления часами и NVRAM<text:tab/>12</text:p>
          <text:p text:style-name="P35"><text:s/>6.5 Чтение версии базовой конфигурации/бутлоадера.<text:tab/>13</text:p>
          <text:p text:style-name="P35"><text:s/>6.6 Доступ к SD-карте.<text:tab/>14</text:p>
          <text:p text:style-name="P35"><text:s/>6.7 Доступ к IDE-устройствам.<text:tab/>15</text:p>
          <text:p text:style-name="P35"><text:s/>6.8 Порты контроллера дисковода<text:tab/>17</text:p>
          <text:p text:style-name="P36"><text:s/>7 История версий<text:tab/>19</text:p>
          <text:p text:style-name="P35"><text:s/>7.1 Версия 17.10.2010<text:tab/>19</text:p>
          <text:p text:style-name="P35"><text:s/>7.2 Версия 30.03.2010<text:tab/>19</text:p>
          <text:p text:style-name="P35"><text:s/>7.3 Версия 28.03.2010<text:tab/>19</text:p>
          <text:p text:style-name="P35"><text:s/>7.4 Версия 24.03.2010<text:tab/>19</text:p>
          <text:p text:style-name="P35"><text:s/>7.5 Версия 10.03.2010<text:tab/>19</text:p>
          <text:p text:style-name="P35"><text:s/>7.6 Версия 04.02.2010<text:tab/>20</text:p>
        </text:index-body>
      </text:table-of-content>
      <text:p text:style-name="P8"/>
      <text:h text:style-name="P38" text:outline-level="1">Введение</text:h>
      <text:p text:style-name="P8">Под базовой конфигурацией компьютера <text:span text:style-name="T2">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2">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8">Базовая конфигурация состоит из следующих компонент:</text:p>
      <text:list xml:id="list21591958" text:style-name="L1">
        <text:list-item>
          <text:p text:style-name="P50"><text:span text:style-name="T1">Конфигурация для </text:span><text:span text:style-name="T2">FPGA EP1K50QC208;</text:span></text:p>
        </text:list-item>
        <text:list-item>
          <text:p text:style-name="P51">Программа для микроконтроллера <text:span text:style-name="T2">ATMEGA128.</text:span></text:p>
        </text:list-item>
      </text:list>
      <text:p text:style-name="P8">Конфигурация поставляется в видее бинарного файла (<text:span text:style-name="T2">zxevo_fw.bin</text:span>), который можно загрузить в микроконтроллер <text:span text:style-name="T2">ATMEGA128 </text:span>с помощью <text:span text:style-name="T2">BOOTLOADER</text:span><text:span text:style-name="T2"><text:note text:id="ftn1" text:note-class="footnote"><text:note-citation>1</text:note-citation><text:note-body><text:p text:style-name="P22">BOOTLOADER —<text:span text:style-name="T1"> базовый загрузчик. Неизменяемая часть памяти микроконтроллера </text:span>ATMEGA128, <text:span text:style-name="T1">которая предназначена для загрузки или обновления памяти программ </text:span>ATMEGA128.</text:p></text:note-body></text:note></text:span><text:span text:style-name="T2">. </text:span>Обновление конфигураций, также производится с помощью <text:span text:style-name="T2">BOOTLOADER.</text:span></text:p>
      <text:p text:style-name="P8">Конфигурация <text:span text:style-name="T2">FPGA </text:span>интегрирована в программу микроконтроллера<text:span text:style-name="T2">. </text:span>Конфигурирование <text:span text:style-name="T2">FPGA </text:span>производится при включении или железном сбросе компьютера.</text:p>
      <text:p text:style-name="P8">Изменение версии <text:s/>базовой конфигурации подразумевает изменение любой из или <text:s/>обеих компонент.</text:p>
      <text:p text:style-name="P8"/>
      <text:h text:style-name="P37" text:outline-level="1">Управляющие контакты компьютера</text:h>
      <text:p text:style-name="P8">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39" text:outline-level="2">Hard reset <text:span text:style-name="T1">(полный сброс)</text:span></text:h>
      <text:p text:style-name="P8">Группа контактов «<text:span text:style-name="T2">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8">Рекомендуется при использовании стандартного <text:span text:style-name="T2">(AT </text:span>или <text:span text:style-name="T2">ATX) </text:span>корпуса подсоединить к кнопке «<text:span text:style-name="T2">Reset</text:span>» корпуса.</text:p>
      <text:p text:style-name="P8"><text:span text:style-name="T12">Внимание!</text:span> Hard Reset <text:span text:style-name="T13">не обеспечивает</text:span> сохранность содержимого памяти компьютера (например, RAM-дисков или страничек с сорцами в аласме).</text:p>
      <text:h text:style-name="P39" text:outline-level="2">Soft reset <text:span text:style-name="T1">(мягкий сброс)</text:span></text:h>
      <text:p text:style-name="P8">Функции группа контактов «<text:span text:style-name="T2">Soft reset</text:span>» зависят от конфигурации. </text:p>
      <text:p text:style-name="P8">В базовой конфигурации на эту группу контактов возложены две функции:</text:p>
      <text:list xml:id="list21583895" text:style-name="L2">
        <text:list-item>
          <text:p text:style-name="P63"><text:span text:style-name="T1">мягкий сброс компьютера (сброс процессора и внутренних регистров </text:span><text:span text:style-name="T2">fpga);</text:span></text:p>
        </text:list-item>
        <text:list-item>
          <text:p text:style-name="P52">включение/выключение <text:span text:style-name="T2">ATX </text:span>блока питания.</text:p>
        </text:list-item>
      </text:list>
      <text:p text:style-name="P8">Рекомендуется при использовании стандартного <text:span text:style-name="T2">ATX </text:span>корпуса подсоединить к кнопке <text:span text:style-name="T2">«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Кратковременное замыкание контактов будет осуществлять мягкий сброс компьютера и установку нулевой страницы </text:span><text:span text:style-name="T2">ROM.</text:span></text:p>
      <text:p text:style-name="P8">Мягкий сброс обеспечивает сохранность содержимого памяти компьютера.</text:p>
      <text:h text:style-name="Heading_20_1" text:outline-level="1"><text:span text:style-name="T1">Дополнительные функции </text:span><text:span text:style-name="T2">PS2 </text:span><text:span text:style-name="T1">клавиатуры</text:span></text:h>
      <text:p text:style-name="P8">При использовании <text:span text:style-name="T2">PS2 </text:span>клавиатуры с компьютером <text:span text:style-name="T2">ZX Evolution </text:span>можно использовать дополнительные возможности по управлению компьютером<text:span text:style-name="T2">:</text:span></text:p>
      <text:list xml:id="list21590026" text:style-name="L3">
        <text:list-item>
          <text:p text:style-name="P64"><text:span text:style-name="T1">мягкий сброс компьютера</text:span><text:span text:style-name="T2">;</text:span></text:p>
        </text:list-item>
        <text:list-item>
          <text:p text:style-name="P53">полный сброс компьютера;</text:p>
        </text:list-item>
        <text:list-item>
          <text:p text:style-name="P54">переключение режима <text:span text:style-name="T2">TV/VGA;</text:span></text:p>
        </text:list-item>
        <text:list-item>
          <text:p text:style-name="P54">индикация режима <text:span text:style-name="T2">TV/VGA;</text:span></text:p>
        </text:list-item>
        <text:list-item>
          <text:p text:style-name="P54">подача <text:span text:style-name="T2">NMI </text:span>на процессор <text:span text:style-name="T2">Z80.</text:span></text:p>
        </text:list-item>
      </text:list>
      <text:h text:style-name="P41" text:outline-level="2"><text:soft-page-break/>Мягкий сброс компьютера (s<text:span text:style-name="T2">oft reset</text:span>)</text:h>
      <text:p text:style-name="P15"><text:span text:style-name="T1">Мягкий сброс компьютера осуществляется с помощью кратковременного (менее </text:span><text:span text:style-name="T2">5</text:span><text:span text:style-name="T1">секунд</text:span><text:span text:style-name="T2">)</text:span><text:span text:style-name="T1"> нажатия клавиши <text:s/>«</text:span><text:span text:style-name="T2">F12</text:span><text:span text:style-name="T1">»</text:span><text:span text:style-name="T2">.</text:span></text:p>
      <text:h text:style-name="P40" text:outline-level="2">Полный сброс компьютера <text:span text:style-name="T2">(hard reset)</text:span></text:h>
      <text:p text:style-name="P8">Полный сброс компьютера с клавиатуры можно осуществить двумя способами:</text:p>
      <text:list xml:id="list21591967" text:style-name="L4">
        <text:list-item>
          <text:p text:style-name="P65"><text:span text:style-name="T1">Длительным нажатием клавиши «</text:span><text:span text:style-name="T2">F12</text:span><text:span text:style-name="T1">»</text:span><text:span text:style-name="T2"> (</text:span><text:span text:style-name="T1">длительностью 5сек), отключение питания в этом случае не производится;</text:span></text:p>
        </text:list-item>
        <text:list-item>
          <text:p text:style-name="P65"><text:span text:style-name="T1">Нажатием комбинации «</text:span><text:span text:style-name="T2">Ctrl-Alt-Del</text:span><text:span text:style-name="T1">»</text:span><text:span text:style-name="T2">, </text:span><text:span text:style-name="T1">отключение питания в этом случае не производится.</text:span></text:p>
        </text:list-item>
      </text:list>
      <text:h text:style-name="P40" text:outline-level="2">Переключение режима <text:span text:style-name="T2">TV/VGA</text:span></text:h>
      <text:p text:style-name="P8">Переключение режима <text:span text:style-name="T2">TV/VGA </text:span>осуществляется с помощью клавиши «<text:span text:style-name="T2">Scroll Lock</text:span>».</text:p>
      <text:h text:style-name="Heading_20_2" text:outline-level="2">Индикация режима <text:span text:style-name="T2">TV/VGA</text:span></text:h>
      <text:p text:style-name="P8">Индикация режима осуществляется с помощью светодиода «<text:span text:style-name="T2">Scroll Lock</text:span>» клавиатуры. Светящееся состояние светодиода соответствует <text:span text:style-name="T2">VGA </text:span>режиму<text:span text:style-name="T2"> </text:span>компьютера, отсутствие свечения — <text:span text:style-name="T2">TV </text:span>режиму.</text:p>
      <text:h text:style-name="Heading_20_2" text:outline-level="2">Подача <text:span text:style-name="T2">NMI </text:span><text:span text:style-name="T1">на процессор </text:span><text:span text:style-name="T2">Z80</text:span></text:h>
      <text:p text:style-name="P8">П<text:span text:style-name="T2">одача NMI на </text:span><text:span text:style-name="T1">процессор</text:span><text:span text:style-name="T2"> Z80 </text:span>осуществляется с помощью клавиши «<text:span text:style-name="T2">Print Screen</text:span>» клавиатуры.</text:p>
      <text:h text:style-name="P38" text:outline-level="1">Архитектура: общие положения</text:h>
      <text:p text:style-name="P8">ZX Evolution имеет на борту 4 мегабайта ОЗУ и 512 килобайт ПЗУ, которые доступны через следующие модели управления памятью: ZX Spectrum 48k, ZX Spectrum 128k (порт <text:span text:style-name="T12">#7FFD</text:span>), pentago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3">без</text:span><text:span text:style-name="T16"> включения ПЗУ TR-DOS.</text:span></text:p>
      <text:p text:style-name="Text_20_body"><text:span text:style-name="T1">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9">не будут</text:span><text:span text:style-name="T1">.</text:span></text:p>
      <text:p text:style-name="P12"><text:span text:style-name="T16">В дальнейшем для каждого порта указываются режим его видимости (теневой, нетеневой, доступен всегда: «</text:span><text:span text:style-name="T17">shadow</text:span><text:span text:style-name="T18">»</text:span><text:span text:style-name="T16">, «</text:span><text:span text:style-name="T17">noshad</text:span><text:span text:style-name="T16">», «</text:span><text:span text:style-name="T17">always</text:span><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16"> и могут изменяться от прошивки к прошивке.</text:span></text:p>
      <text:h text:style-name="P38" text:outline-level="1">Архитектура: управление памятью.</text:h>
      <text:p text:style-name="P8">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1">В каждое 16k окно процессора можно произвольно включать любую из 16k страниц ОЗУ или </text:span><text:span text:style-name="T1">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6">Порт</text:p>
          </table:table-cell>
          <table:table-cell table:style-name="Table2.B1" office:value-type="string">
            <text:p text:style-name="P29">Описание</text:p>
          </table:table-cell>
        </table:table-row>
        <table:table-row>
          <table:table-cell table:style-name="Table2.A2" office:value-type="string">
            <text:p text:style-name="P24">#xxBF WO</text:p>
            <text:p text:style-name="P24">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2">7..2: устанавливайте в </text:span>0 для совместимости</text:p>
                </table:table-cell>
                <table:table-cell table:style-name="Table4.A1" office:value-type="string">
                  <text:p text:style-name="P23">1: если 1, то запись в ПЗУ разрешена. 0 после сброса.</text:p>
                </table:table-cell>
                <table:table-cell table:style-name="Table4.C1" office:value-type="string">
                  <text:p text:style-name="P23">0: если 1, то включены теневые порты. 0 после сброса.</text:p>
                </table:table-cell>
              </table:table-row>
            </table:table>
            <text:p text:style-name="Table_20_Contents"><text:span text:style-name="T2">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5">#xx77</text:span><text:span text:style-name="T2"> или переходом в TR-DOS. Данный бит </text:span><text:span text:style-name="T3">не включает</text:span><text:span text:style-name="T2"> TR-DOS.</text:span></text:p>
            <text:p text:style-name="Table_20_Contents"><text:span text:style-name="T2">Данный порт </text:span><text:span text:style-name="T3">отсутствует</text:span><text:span text:style-name="T2"> в ATM2.</text:span></text:p>
          </table: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26">Порт</text:p>
          </table:table-cell>
          <table:table-cell table:style-name="Table6.B1" office:value-type="string">
            <text:p text:style-name="P29">Описание</text:p>
          </table:table-cell>
        </table:table-row>
        <table:table-row>
          <table:table-cell table:style-name="Table6.A2" office:value-type="string">
            <text:p text:style-name="P24">#xx77 WO</text:p>
            <text:p text:style-name="P24">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2">0</text:span>, то выключение диспетчера памяти. В каждое окно процессора устанавливается последняя страница ПЗУ. <text:span text:style-name="T2">0</text:span> после сброса.</text:p>
                </table:table-cell>
                <table:table-cell table:style-name="Table7.B1" office:value-type="string">
                  <text:p text:style-name="P23">A9: если 0, то “насильное” включение TR-DOS и теневых портов. 0 после сброса.</text:p>
                </table:table-cell>
              </table:table-row>
            </table:table>
            <text:p text:style-name="Table_20_Contents"><text:span text:style-name="T9">Внимание!</text:span><text:span text:style-name="T1">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1">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8">#7FFD </text:span><text:span text:style-name="T11">(«переход в TR-DOS»). Когда A9=0, то теневые порты и TR-DOS включены независимо от места исполнения процессора (в т.ч. и из ОЗУ).</text:span></text:p>
            <text:p text:style-name="P28">Допускается использовать следующие адреса этого порта:</text:p>
            <text:p text:style-name="Table_20_Contents"><text:span text:style-name="T8">#4177</text:span><text:span text:style-name="T11"> — включение теневых портов и TR-DOS,</text:span></text:p>
            <text:p text:style-name="Table_20_Contents"><text:span text:style-name="T8">#0177</text:span><text:span text:style-name="T11"> — то же самое, плюс разрешение перезаписи палитры,</text:span></text:p>
            <text:p text:style-name="Table_20_Contents"><text:span text:style-name="T5">#0377</text:span><text:span text:style-name="T2"> – разрешение перезаписи палитры без включения теневых портов и TR-DOS</text:span></text:p>
            <text:p text:style-name="Table_20_Contents"><text:span text:style-name="T5">#FF77</text:span><text:span text:style-name="T2"> – выключение теневых портов и TR-DOS.</text:span></text:p>
            <text:p text:style-name="P23">Для установки A8 в 0 из любого из вышеуказанных адресов вычесть #100.</text:p>
          </table:table-cell>
        </table:table-row>
      </table:table>
      <text:p text:style-name="P31"/>
      <text:p text:style-name="P12"/>
      <table:table table:name="Table8" table:style-name="Table8">
        <table:table-column table:style-name="Table8.A"/>
        <table:table-column table:style-name="Table8.B"/>
        <text:soft-page-break/>
        <table:table-row>
          <table:table-cell table:style-name="Table8.A1" office:value-type="string">
            <text:p text:style-name="P26">Порт</text:p>
          </table:table-cell>
          <table:table-cell table:style-name="Table8.B1" office:value-type="string">
            <text:p text:style-name="P29">Описание</text:p>
          </table:table-cell>
        </table:table-row>
        <table:table-row>
          <table:table-cell table:style-name="Table8.A2" office:value-type="string">
            <text:p text:style-name="P24">#xFF7 WO</text:p>
            <text:p text:style-name="P24">shadow</text:p>
          </table:table-cell>
          <table:table-cell table:style-name="Table8.B2" office:value-type="string">
            <text:p text:style-name="P23">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5">#3FF7</text:span><text:span text:style-name="T2"> – для окна #0000..#3FFF,</text:span></text:p>
            <text:p text:style-name="Table_20_Contents"><text:span text:style-name="T5">#7FF7</text:span><text:span text:style-name="T2"> – для окна #4000..#7FFF,</text:span></text:p>
            <text:p text:style-name="Table_20_Contents"><text:span text:style-name="T5">#BFF7</text:span><text:span text:style-name="T2"> – для окна #8000..#BFFF,</text:span></text:p>
            <text:p text:style-name="Table_20_Contents"><text:span text:style-name="T5">#FFF7</text:span><text:span text:style-name="T2"> – для окна #C000..#FFFF.</text:span></text:p>
            <text:p text:style-name="Table_20_Contents"><text:span text:style-name="T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5">#7FFD</text:span><text:span text:style-name="T2">.</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6">Порт</text:p>
          </table:table-cell>
          <table:table-cell table:style-name="Table10.B1" office:value-type="string">
            <text:p text:style-name="P29">Описание</text:p>
          </table:table-cell>
        </table:table-row>
        <table:table-row>
          <table:table-cell table:style-name="Table10.A2" office:value-type="string">
            <text:p text:style-name="P24">#x7F7 WO</text:p>
            <text:p text:style-name="P24">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5">#37F7</text:span><text:span text:style-name="T2"> – для окна #0000..#3FFF,</text:span></text:p>
            <text:p text:style-name="Table_20_Contents"><text:span text:style-name="T5">#77F7</text:span><text:span text:style-name="T2"> – для окна #4000..#7FFF,</text:span></text:p>
            <text:p text:style-name="Table_20_Contents"><text:span text:style-name="T5">#B7F7</text:span><text:span text:style-name="T2"> – для окна #8000..#BFFF,</text:span></text:p>
            <text:p text:style-name="Table_20_Contents"><text:span text:style-name="T5">#F7F7</text:span><text:span text:style-name="T2"> – для окна #C000..#FFFF.</text:span></text:p>
            <text:p text:style-name="Table_20_Contents"><text:span text:style-name="T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5">#7FFD</text:span><text:span text:style-name="T2">.</text:span></text:p>
            <text:p text:style-name="Table_20_Contents"><text:span text:style-name="T3">Внимание!</text:span><text:span text:style-name="T6"> </text:span><text:span text:style-name="T2">При записи в этот порт остаётся неизменным режим подмены младших бит номера страницы ОЗУ, заданный записью в бит 7 порта </text:span><text:span text:style-name="T5">#xFF7</text:span><text:span text:style-name="T2">. Однако, запись в </text:span><text:span text:style-name="T5">#x7F7</text:span><text:span text:style-name="T2"> безусловно включает ОЗУ в окне.</text:span></text:p>
            <text:p text:style-name="Table_20_Contents"><text:span text:style-name="T2">Данный порт </text:span><text:span text:style-name="T3">отсутствует</text:span><text:span text:style-name="T2"> в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6">Порт</text:p>
          </table:table-cell>
          <table:table-cell table:style-name="Table12.B1" office:value-type="string">
            <text:p text:style-name="P29">Описание</text:p>
          </table:table-cell>
        </table:table-row>
        <table:table-row table:style-name="Table12.2">
          <table:table-cell table:style-name="Table12.A2" office:value-type="string">
            <text:p text:style-name="P24">#7FFD</text:p>
            <text:p text:style-name="P24">WO</text:p>
            <text:p text:style-name="P24">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4"><text:span text:style-name="T1">Программой начальной загрузки, хранящейся в ПЗУ ZX Evolution (reset service) производится настройка карт памяти таким образом, что бит 4 порта </text:span><text:span text:style-name="T8">#7FFD</text:span><text:span text:style-name="T11">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2"/>
      <table:table table:name="Table15" table:style-name="Table15">
        <table:table-column table:style-name="Table15.A"/>
        <table:table-column table:style-name="Table15.B"/>
        <table:table-row>
          <table:table-cell table:style-name="Table15.A1" office:value-type="string">
            <text:p text:style-name="P26">Порт</text:p>
          </table:table-cell>
          <table:table-cell table:style-name="Table15.B1" office:value-type="string">
            <text:p text:style-name="P29">Описание</text:p>
          </table:table-cell>
        </table:table-row>
        <table:table-row>
          <table:table-cell table:style-name="Table15.A2" office:value-type="string">
            <text:p text:style-name="P24">#EFF7</text:p>
            <text:p text:style-name="P24">WO</text:p>
            <text:p text:style-name="P24">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7"/>
            <text:p text:style-name="Table_20_Contents"><text:span text:style-name="T9">Внимание!</text:span><text:span text:style-name="T1"> Остальные биты этого write-only порта используются для других целей</text:span><text:bookmark-start text:name="__DdeLink__2064_437006495"/><text:span text:style-name="T1"> и описаны в других местах данной документации</text:span><text:bookmark-end text:name="__DdeLink__2064_437006495"/><text:span text:style-name="T1">.</text:span></text:p>
          </table:table-cell>
        </table:table-row>
      </table:table>
      <text:p text:style-name="P30"/>
      <text:h text:style-name="P38" text:outline-level="1">Архитектура: порты ввода-вывода</text:h>
      <text:h text:style-name="P40" text:outline-level="2">Порт #FE</text:h>
      <text:p text:style-name="P8">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6">Порт</text:p>
          </table:table-cell>
          <table:table-cell table:style-name="Таблица6.B1" office:value-type="string">
            <text:p text:style-name="P29">Описание</text:p>
          </table:table-cell>
        </table:table-row>
        <table:table-row>
          <table:table-cell table:style-name="Таблица6.A2" office:value-type="string">
            <text:p text:style-name="P24">#xxFE RW</text:p>
            <text:p text:style-name="P24">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3">7: 1</text:p>
                </table:table-cell>
                <table:table-cell table:style-name="Таблица7.A1" office:value-type="string">
                  <text:p text:style-name="P23">6: tape_in</text:p>
                </table:table-cell>
                <table:table-cell table:style-name="Таблица7.A1" office:value-type="string">
                  <text:p text:style-name="Table_20_Contents"><text:span text:style-name="T2">5: </text:span>0</text:p>
                </table:table-cell>
                <table:table-cell table:style-name="Таблица7.D1" office:value-type="string">
                  <text:p text:style-name="P23">4..0: keyboard</text:p>
                </table:table-cell>
              </table:table-row>
            </table:table>
            <text:p text:style-name="P25"/>
            <text:p text:style-name="P25">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5"/>
          </table:table-cell>
        </table:table-row>
      </table:table>
      <text:p text:style-name="P8"/>
      <text:p text:style-name="P8">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8">Отдельный магнитофонный выход отсутствует, поэтому биты beeper и tape_out выводятся через единственный биперный канал сложением их по XOR.</text:p>
      <text:h text:style-name="P40" text:outline-level="2">Порт <text:span text:style-name="T2">Kempston Joystick</text:span></text:h>
      <text:p text:style-name="P6">Kempston Joystick —<text:span text:style-name="T1">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6">Порт</text:p>
          </table:table-cell>
          <table:table-cell table:style-name="Таблица2.B1" office:value-type="string">
            <text:p text:style-name="P29">Описание</text:p>
          </table:table-cell>
        </table:table-row>
        <table:table-row>
          <table:table-cell table:style-name="Таблица2.A2" office:value-type="string">
            <text:p text:style-name="P24">#xx1F RO</text:p>
            <text:p text:style-name="P24">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2">7: </text:span>0</text:p>
                </table:table-cell>
                <table:table-cell table:style-name="Таблица3.A1" office:value-type="string">
                  <text:p text:style-name="Table_20_Contents"><text:span text:style-name="T2">6: </text:span>0</text:p>
                </table:table-cell>
                <table:table-cell table:style-name="Таблица3.A1" office:value-type="string">
                  <text:p text:style-name="Table_20_Contents"><text:span text:style-name="T2">5: </text:span>0</text:p>
                </table:table-cell>
                <table:table-cell table:style-name="Таблица3.A1" office:value-type="string">
                  <text:p text:style-name="P23">4: Fire</text:p>
                </table:table-cell>
                <table:table-cell table:style-name="Таблица3.A1" office:value-type="string">
                  <text:p text:style-name="P23">3: Up</text:p>
                </table:table-cell>
                <table:table-cell table:style-name="Таблица3.A1" office:value-type="string">
                  <text:p text:style-name="P23">2: Down</text:p>
                </table:table-cell>
                <table:table-cell table:style-name="Таблица3.A1" office:value-type="string">
                  <text:p text:style-name="P23">1: Left</text:p>
                </table:table-cell>
                <table:table-cell table:style-name="Таблица3.H1" office:value-type="string">
                  <text:p text:style-name="P23">0: Right</text:p>
                </table:table-cell>
              </table:table-row>
            </table:table>
            <text:list xml:id="list21577623" text:style-name="L5">
              <text:list-item>
                <text:p text:style-name="P42"><text:span text:style-name="T2">Fire – 1: </text:span><text:span text:style-name="T1">нажата кнопка «Огонь» на манипуляторе, 0: не нажата;</text:span></text:p>
              </text:list-item>
              <text:list-item>
                <text:p text:style-name="P42"><text:span text:style-name="T2">Up – 1: </text:span><text:span text:style-name="T1">нажата кнопка «Вверх» на манипуляторе, 0: не нажата;</text:span></text:p>
              </text:list-item>
              <text:list-item>
                <text:p text:style-name="P42"><text:span text:style-name="T2">Down – 1: </text:span><text:span text:style-name="T1">нажата кнопка «Вниз» на манипуляторе, 0: не нажата;</text:span></text:p>
              </text:list-item>
              <text:list-item>
                <text:p text:style-name="P43">Left – 1: <text:span text:style-name="T1">нажата кнопка «Влево» на манипуляторе, 0: не нажата;</text:span></text:p>
              </text:list-item>
              <text:list-item>
                <text:p text:style-name="P43">Right – 1: <text:span text:style-name="T1">нажата кнопка «Вправо» на манипуляторе, 0: не нажата.</text:span></text:p>
              </text:list-item>
            </text:list>
          </table:table-cell>
        </table:table-row>
      </table:table>
      <text:h text:style-name="Heading_20_2" text:outline-level="2"><text:span text:style-name="T1">Порты </text:span><text:span text:style-name="T2">Kempston Mouse</text:span></text:h>
      <text:p text:style-name="P6">Kempston Mouse —<text:span text:style-name="T1"> интерфейс манипулятора типа «мышь»</text:span>. <text:span text:style-name="T1">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8">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6">Порт</text:p>
          </table:table-cell>
          <table:table-cell table:style-name="Таблица4.B1" office:value-type="string">
            <text:p text:style-name="P27">Описание</text:p>
          </table:table-cell>
        </table:table-row>
        <table:table-row>
          <table:table-cell table:style-name="Таблица4.A2" office:value-type="string">
            <text:p text:style-name="P24">#FADF</text:p>
            <text:p text:style-name="P24">RO always</text:p>
          </table:table-cell>
          <table:table-cell table:style-name="Таблица4.B2" office:value-type="string">
            <text:list xml:id="list21603611" text:style-name="L6">
              <text:list-header>
                <text:p text:style-name="P48">Чтение порта позволяет определить состояние кнопок и получить счетчик поворота колеса.</text:p>
              </text:list-header>
            </text:list>
            <text:p text:style-name="P25">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3">7..4: Wheel counter</text:p>
                </table:table-cell>
                <table:table-cell table:style-name="Таблица5.B1" office:value-type="float" office:value="0.125694444444444">
                  <text:p text:style-name="P23">3: 1</text:p>
                </table:table-cell>
                <table:table-cell table:style-name="Таблица5.A1" office:value-type="string">
                  <text:p text:style-name="P23">2: MMB</text:p>
                </table:table-cell>
                <table:table-cell table:style-name="Таблица5.A1" office:value-type="string">
                  <text:p text:style-name="P23">1: RMB</text:p>
                </table:table-cell>
                <table:table-cell table:style-name="Таблица5.E1" office:value-type="string">
                  <text:p text:style-name="P23">0: LMB</text:p>
                </table:table-cell>
              </table:table-row>
            </table:table>
            <text:list xml:id="list21590330" text:style-name="L7">
              <text:list-item>
                <text:p text:style-name="P44">Wheel counter – <text:span text:style-name="T1">счетчик поворота колеса;</text:span></text:p>
              </text:list-item>
              <text:list-item>
                <text:p text:style-name="P44">MMB – 0: <text:span text:style-name="T1">нажата средняя кнопка мыши, 1: не нажата;</text:span></text:p>
              </text:list-item>
              <text:list-item>
                <text:p text:style-name="P46">RMB – 0: нажата правая кнопка мыши, 1: не нажата;</text:p>
              </text:list-item>
              <text:list-item>
                <text:p text:style-name="P46">LMB – 0: нажата левая кнопка мыши, 1: не нажата;</text:p>
              </text:list-item>
            </text:list>
          </table:table-cell>
        </table:table-row>
        <table:table-row>
          <table:table-cell table:style-name="Таблица4.A2" office:value-type="string">
            <text:p text:style-name="P24">#FBDF</text:p>
            <text:p text:style-name="P24">RO</text:p>
            <text:p text:style-name="P24">always</text:p>
          </table:table-cell>
          <table:table-cell table:style-name="Таблица4.B2" office:value-type="string">
            <text:p text:style-name="Table_20_Contents">Чтение порта позволяет определить значение счетчика координаты <text:span text:style-name="T2">X </text:span><text:span text:style-name="T1">положения мыши.</text:span></text:p>
          </table:table-cell>
        </table:table-row>
        <table:table-row>
          <table:table-cell table:style-name="Таблица4.A2" office:value-type="string">
            <text:p text:style-name="P24">#FCDF</text:p>
            <text:p text:style-name="P24">RO</text:p>
            <text:p text:style-name="P24">always</text:p>
          </table:table-cell>
          <table:table-cell table:style-name="Таблица4.B2" office:value-type="string">
            <text:p text:style-name="P25">Чтение порта позволяет определить значение счетчика координаты <text:span text:style-name="T2">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2">.</text:span></text:p>
      <text:h text:style-name="Heading_20_2" text:outline-level="2"><text:bookmark-start text:name="__RefHeading__1028_817451688"/><text:span text:style-name="T1">Порты управления часами и </text:span><text:span text:style-name="T2">NVRAM</text:span><text:bookmark-end text:name="__RefHeading__1028_817451688"/></text:h>
      <text:p text:style-name="P8">Доступ и управление часами и <text:span text:style-name="T2">NVRAM </text:span>программно совместим с широкой распространненой в экс-ссср схемой <text:span text:style-name="T2">Gluk Clock </text:span>(основанной на микросхеме К512ВИ1 или <text:span text:style-name="T2">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6">Порт</text:p>
          </table:table-cell>
          <table:table-cell table:style-name="Таблица1.B1" office:value-type="string">
            <text:p text:style-name="P27">Описание</text:p>
          </table:table-cell>
        </table:table-row>
        <table:table-row>
          <table:table-cell table:style-name="Таблица1.A2" office:value-type="string">
            <text:p text:style-name="P24">#EFF7</text:p>
            <text:p text:style-name="P24">WO</text:p>
            <text:p text:style-name="P24">noshad</text:p>
            <text:p text:style-name="P24"/>
          </table:table-cell>
          <table:table-cell table:style-name="Таблица1.B2" office:value-type="string">
            <text:p text:style-name="P25">7ой бит этого порта <text:s/>управляет доступом к ячейкам часов в нетеневом режиме:</text:p>
            <text:list xml:id="list21625135" text:continue-list="list21603611" text:style-name="L6">
              <text:list-item>
                <text:p text:style-name="P47">установка бита 7 — разрешает доступ;</text:p>
              </text:list-item>
              <text:list-item>
                <text:p text:style-name="P47">снятие бита 7 — запрещает доступ.</text:p>
              </text:list-item>
            </text:list>
            <text:p text:style-name="P25">Значение после сброса — 0.</text:p>
            <text:p text:style-name="P25"/>
            <text:p text:style-name="P25"><text:span text:style-name="T13">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4">#DFF7</text:p>
            <text:p text:style-name="P24">WO</text:p>
            <text:p text:style-name="P24">noshad</text:p>
            <text:p text:style-name="P24"/>
            <text:p text:style-name="P24">#DEF7</text:p>
            <text:p text:style-name="P24">WO</text:p>
            <text:p text:style-name="P24">shadow</text:p>
          </table:table-cell>
          <table:table-cell table:style-name="Таблица1.B2" office:value-type="string">
            <text:p text:style-name="P25">Запись в порт устанавливает адрес ячейки <text:span text:style-name="T15">(0</text:span><text:span text:style-name="T4">x00..0x3F</text:span><text:span text:style-name="T15">)</text:span><text:span text:style-name="T4">.</text:span></text:p>
            <text:p text:style-name="P25"><text:span text:style-name="T4"/></text:p>
            <text:p text:style-name="P25"><text:span text:style-name="T15">Примечание: в теневом режиме порт </text:span><text:span text:style-name="T5">#DEF7</text:span><text:span text:style-name="T4"> </text:span><text:span text:style-name="T15">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4">#BFF7</text:p>
            <text:p text:style-name="P24">RW</text:p>
            <text:p text:style-name="P24">noshad</text:p>
            <text:p text:style-name="P24"/>
            <text:p text:style-name="P24">#BEF7</text:p>
            <text:p text:style-name="P24">WO</text:p>
            <text:p text:style-name="P24">shadow</text:p>
          </table:table-cell>
          <table:table-cell table:style-name="Таблица1.B2" office:value-type="string">
            <text:p text:style-name="P25">Чтение/запись ячейки<text:span text:style-name="T2">.</text:span></text:p>
            <text:p text:style-name="P25"><text:span text:style-name="T2"/></text:p>
            <text:p text:style-name="P25"><text:span text:style-name="T4">Примечание: в теневом режиме порт </text:span><text:span text:style-name="T5">#BEF7</text:span><text:span text:style-name="T4"> доступен независимо от </text:span><text:span text:style-name="T15">cостояния бита</text:span><text:span text:style-name="T4"> 7 порта </text:span><text:span text:style-name="T5">#EFF7</text:span><text:span text:style-name="T4">.</text:span></text:p>
          </table:table-cell>
        </table:table-row>
      </table:table>
      <text:p text:style-name="P8"><text:soft-page-break/>Так как<text:span text:style-name="T2"> </text:span>часы компьютера <text:span text:style-name="T2">ZX Evolution </text:span>основаны на микросхеме <text:span text:style-name="T2">PCF8583, </text:span>то совместимость обеспечивается путем эмуляции.</text:p>
      <text:p text:style-name="P8">Особенности эмуляции:</text:p>
      <text:list xml:id="list21576085" text:style-name="L8">
        <text:list-item>
          <text:p text:style-name="P66"><text:span text:style-name="T1">Поддерживается запись/чтение всех ячеек </text:span><text:span text:style-name="T2">NVRAM </text:span><text:span text:style-name="T1">(</text:span><text:span text:style-name="T4">0x0E...0x</text:span><text:span text:style-name="T11">3</text:span><text:span text:style-name="T4">F</text:span><text:span text:style-name="T2">);</text:span></text:p>
        </text:list-item>
        <text:list-item>
          <text:p text:style-name="P55">Поддерживаетс<text:span text:style-name="T15">я чтение всех ячеек , несущих дополнительные функции (</text:span><text:span text:style-name="T4">0x00..0x0D</text:span><text:span text:style-name="T15">)</text:span><text:span text:style-name="T4">;</text:span></text:p>
        </text:list-item>
        <text:list-item>
          <text:p text:style-name="P56">Поддерживается запись ячеек, управляющих временем:</text:p>
        </text:list-item>
      </text:list>
      <text:list xml:id="list21574235" text:style-name="L9">
        <text:list-item>
          <text:p text:style-name="P67"><text:span text:style-name="T1">0</text:span><text:span text:style-name="T2">x00</text:span><text:span text:style-name="T2"> – </text:span><text:span text:style-name="T1">регистр секунд;</text:span></text:p>
        </text:list-item>
        <text:list-item>
          <text:p text:style-name="P67"><text:span text:style-name="T1">0</text:span><text:span text:style-name="T2">x02</text:span><text:span text:style-name="T2"> – </text:span><text:span text:style-name="T1">регистр минут;</text:span></text:p>
        </text:list-item>
        <text:list-item>
          <text:p text:style-name="P67"><text:span text:style-name="T1">0</text:span><text:span text:style-name="T2">x04</text:span><text:span text:style-name="T2"> – </text:span><text:span text:style-name="T1">регистр часов;</text:span></text:p>
        </text:list-item>
        <text:list-item>
          <text:p text:style-name="P67"><text:span text:style-name="T1">0</text:span><text:span text:style-name="T2">x06 – </text:span><text:span text:style-name="T1">регистр дня недели;</text:span></text:p>
        </text:list-item>
        <text:list-item>
          <text:p text:style-name="P67"><text:span text:style-name="T1">0</text:span><text:span text:style-name="T2">x07 – </text:span><text:span text:style-name="T1">регистр дня месяца;</text:span></text:p>
        </text:list-item>
        <text:list-item>
          <text:p text:style-name="P67"><text:span text:style-name="T1">0</text:span><text:span text:style-name="T2">x08 – </text:span><text:span text:style-name="T1">регистр месяца;</text:span></text:p>
        </text:list-item>
        <text:list-item>
          <text:p text:style-name="P67"><text:span text:style-name="T1">0</text:span><text:span text:style-name="T2">x09 – </text:span><text:span text:style-name="T1">регистр года.</text:span></text:p>
        </text:list-item>
      </text:list>
      <text:list xml:id="list21596872" text:style-name="L10">
        <text:list-item>
          <text:p text:style-name="P68"><text:span text:style-name="T1">Статусные ячейки возвращают следующие значения</text:span><text:span text:style-name="T2">:</text:span></text:p>
        </text:list-item>
      </text:list>
      <text:list xml:id="list21582005" text:style-name="L11">
        <text:list-item>
          <text:p text:style-name="P57">0<text:span text:style-name="T2">x0A – </text:span>возвращает значение 0<text:span text:style-name="T2">x00;</text:span></text:p>
        </text:list-item>
        <text:list-item>
          <text:p text:style-name="P57">0<text:span text:style-name="T2">x0B – </text:span>возвращает значение 0<text:span text:style-name="T2">x02;</text:span></text:p>
        </text:list-item>
        <text:list-item>
          <text:p text:style-name="P57">0<text:span text:style-name="T2">x0C – </text:span>возвращает значение 0<text:span text:style-name="T2">x00 (</text:span>поддерживается состояние <text:span text:style-name="T2">update flag);</text:span></text:p>
        </text:list-item>
        <text:list-item>
          <text:p text:style-name="P71"><text:span text:style-name="T11">0x0D</text:span><text:span text:style-name="T1"> - возвращает значение 0x80.</text:span></text:p>
        </text:list-item>
      </text:list>
      <text:list xml:id="list21596937" text:style-name="L12">
        <text:list-item>
          <text:p text:style-name="P59">Операция чтения значения ячейки является вайтовой и занимает небольшое кол-во тактов (чтение происходит из внутренних регистров <text:span text:style-name="T2">ATMEGA</text:span>128, дублирующих значения в <text:span text:style-name="T2">PCF</text:span>8583); </text:p>
        </text:list-item>
        <text:list-item>
          <text:p text:style-name="P72"><text:span text:style-name="T1">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2">PCF</text:span><text:span text:style-name="T1">8583).</text:span></text:p>
        </text:list-item>
      </text:list>
      <text:h text:style-name="P40" text:outline-level="2">Чтение версии базовой конфигурации/бутлоадера.</text:h>
      <text:p text:style-name="P8">Прикладное ПО имеет возможность считывать версию<text:span text:style-name="T2">/</text:span>название базовой конфигурации и бутлоадера <text:span text:style-name="T2">ZX Evolution. </text:span>Обращение к этому функционалу происходит через порты управления часами и <text:span text:style-name="T2">NVRAM (</text:span>см. п<text:bookmark-ref text:reference-format="chapter" text:ref-name="__RefHeading__1028_817451688">6.4</text:bookmark-ref>) так, как будто это расширение функционала эмулируемой м/сх 12877.</text:p>
      <text:p text:style-name="P8">Записью значен<text:span text:style-name="T15">ия в любую из ячеек с адресами 0</text:span><text:span text:style-name="T4">xF0..0xFF </text:span><text:span text:style-name="T15">можно выбрать, что будет считываться. Допустимы следующие значения:</text:span></text:p>
      <text:list xml:id="list21596852" text:style-name="L13">
        <text:list-item>
          <text:p text:style-name="P58">0 — версия базовой конфигурации;</text:p>
        </text:list-item>
        <text:list-item>
          <text:p text:style-name="P58">1 — версия бутлоадера.</text:p>
        </text:list-item>
      </text:list>
      <text:p text:style-name="P20"><text:span text:style-name="T1">Длина данных версии составляет 16 байт (соответственно ячейки </text:span><text:span text:style-name="T2">0xF0..0xFF) </text:span><text:span text:style-name="T1">и имеет следующий формат:</text:span></text:p>
      <text:list xml:id="list21579502" text:style-name="L14">
        <text:list-item>
          <text:p text:style-name="P69"><text:span text:style-name="T1">0</text:span><text:span text:style-name="T2">xF0..0xFB – 12 </text:span><text:span text:style-name="T1">байт, название версии в кодировке ASCII (если название короче 12 байт, то дополняется нулями);</text:span></text:p>
        </text:list-item>
        <text:list-item>
          <text:p text:style-name="P69"><text:soft-page-break/><text:span text:style-name="T1">0</text:span><text:span text:style-name="T2">xFC..0xFD – 2 </text:span><text:span text:style-name="T1">байт </text:span><text:span text:style-name="T2">(little endian), </text:span><text:span text:style-name="T1">дата и бит релиза (если бит не установлен, то считается, что версия тестовая </text:span><text:span text:style-name="T2">beta);</text:span></text:p>
        </text:list-item>
        <text:list-item>
          <text:p text:style-name="P69"><text:span text:style-name="T2">0xFE..0xFF – 2 </text:span><text:span text:style-name="T1">байт </text:span><text:span text:style-name="T2">(little endian), CRC </text:span><text:span text:style-name="T1">значение прошивки. </text:span><text:span text:style-name="T2">CRC </text:span><text:span text:style-name="T1">считается для файла прошивки </text:span><text:span text:style-name="T2">AVR </text:span><text:span text:style-name="T1">(</text:span><text:span text:style-name="T2">zxevo_fw.bin) </text:span><text:span text:style-name="T1">и не имеет практического смысла для </text:span><text:span text:style-name="T2">Z80.</text:span></text:p>
        </text:list-item>
      </text:list>
      <text:p text:style-name="P10">Формат упаковки даты и бита релиза:</text:p>
      <text:list xml:id="list21580555" text:style-name="L15">
        <text:list-item>
          <text:p text:style-name="P70"><text:span text:style-name="T1">7 бит 0</text:span><text:span text:style-name="T2">xFD – 0</text:span><text:span text:style-name="T1">:</text:span><text:span text:style-name="T2"> <text:s/></text:span><text:span text:style-name="T1">тестовая версия; 1: официальный релиз;</text:span></text:p>
        </text:list-item>
        <text:list-item>
          <text:p text:style-name="P73">6..1 <text:span text:style-name="T1">биты 0</text:span>xFD – <text:span text:style-name="T1">год выпуска релиза, значения 0..63 соответствуют 2000..2063 годам;</text:span></text:p>
        </text:list-item>
        <text:list-item>
          <text:p text:style-name="P73"><text:span text:style-name="T1">0 бит </text:span>0xFD <text:span text:style-name="T1">и 7..5 биты </text:span>0xFC – <text:span text:style-name="T1">месяц выпуска релиза (допустимые значения: 1..12);</text:span></text:p>
        </text:list-item>
        <text:list-item>
          <text:p text:style-name="P73"><text:span text:style-name="T1">4..0 биты </text:span>0xFC – <text:span text:style-name="T1">день выпуска релиза (допустимые значения: 1..31).</text:span></text:p>
        </text:list-item>
      </text:list>
      <text:p text:style-name="P11">Пример:</text:p>
      <text:p text:style-name="P17"><text:span text:style-name="T1"><text:tab/></text:span><text:span text:style-name="T1">50 65 6E 74 31 6D 00 00 00 00 00 00 7B 14 3C B1</text:span></text:p>
      <text:p text:style-name="Text_20_body"><text:span text:style-name="T10">50 65 6E 74 31 6</text:span><text:span text:style-name="T9">D 00 00 00 00 00 00</text:span><text:span text:style-name="T1"> — строка </text:span><text:span text:style-name="T2">«Pent1m»;</text:span></text:p>
      <text:p text:style-name="Text_20_body"><text:span text:style-name="T3">7B 14</text:span><text:span text:style-name="T2"> – число #147B или %</text:span><text:span text:style-name="T19">0</text:span><text:span text:style-name="T20">001</text:span><text:span text:style-name="T2">_</text:span><text:span text:style-name="T20">010</text:span><text:span text:style-name="T21">0</text:span><text:span text:style-name="T2">_</text:span><text:span text:style-name="T21">011</text:span><text:span text:style-name="T22">1</text:span><text:span text:style-name="T2">_</text:span><text:span text:style-name="T22">1011</text:span><text:span text:style-name="T2">: beta, 10 </text:span><text:span text:style-name="T1">год, 03 месяц, 27 день (27.03.2010);</text:span></text:p>
      <text:p text:style-name="Text_20_body"><text:span text:style-name="T9">3C B1</text:span><text:span text:style-name="T1"> — число #B13C, </text:span><text:span text:style-name="T2">CRC.</text:span></text:p>
      <text:h text:style-name="P40" text:outline-level="2">Доступ к SD-карте.</text:h>
      <text:p text:style-name="P8">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6">Порт</text:p>
          </table:table-cell>
          <table:table-cell table:style-name="Table1.B1" office:value-type="string">
            <text:p text:style-name="P29">Описание</text:p>
          </table:table-cell>
        </table:table-row>
        <table:table-row>
          <table:table-cell table:style-name="Table1.A2" office:value-type="string">
            <text:p text:style-name="P24">#xx77</text:p>
            <text:p text:style-name="P24">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4">#xx57</text:p>
            <text:p text:style-name="P24">RW</text:p>
            <text:p text:style-name="P24">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3"/>
      <text:p text:style-name="P8">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8">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8">Допускается читать/писать порт #xx57 командами <text:span text:style-name="T14">INIR</text:span> и <text:span text:style-name="T14">OTIR</text:span>. Пример чтения сектора:</text:p>
      <text:p text:style-name="P16"><text:soft-page-break/><text:tab/>LD<text:tab/>C,#57</text:p>
      <text:p text:style-name="P16"><text:tab/>LD<text:tab/>B,0</text:p>
      <text:p text:style-name="P16"><text:tab/>INIR</text:p>
      <text:p text:style-name="P16"><text:tab/>INIR</text:p>
      <text:p text:style-name="P16"/>
      <text:p text:style-name="P8">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6">Порт</text:p>
          </table:table-cell>
          <table:table-cell table:style-name="Table3.B1" office:value-type="string">
            <text:p text:style-name="P29">Описание</text:p>
          </table:table-cell>
        </table:table-row>
        <table:table-row>
          <table:table-cell table:style-name="Table3.A2" office:value-type="string">
            <text:p text:style-name="P24">#xx57</text:p>
            <text:p text:style-name="P24">RW</text:p>
            <text:p text:style-name="P24">shadow</text:p>
          </table:table-cell>
          <table:table-cell table:style-name="Table3.B2" office:value-type="string">
            <text:p text:style-name="Table_20_Contents">Запись: если A15=<text:span text:style-name="T2">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2">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4">OTIR</text:span> 512 байт выглядит так (<text:span text:style-name="T14">OTIR</text:span> работает с предекрементом <text:span text:style-name="T14">B</text:span>):</text:p>
      <text:p text:style-name="P32"><text:tab/>LD<text:tab/>C,#57</text:p>
      <text:p text:style-name="P32"><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p text:style-name="P32"/>
      <text:h text:style-name="Heading_20_2" text:outline-level="2"><text:span text:style-name="T1">Доступ к </text:span><text:span text:style-name="T2">IDE-</text:span><text:span text:style-name="T1">устройствам.</text:span></text:h>
      <text:p text:style-name="Text_20_body"><text:span text:style-name="T2">IDE-</text:span><text:span text:style-name="T1">интерфейс сделан по стандарту </text:span><text:span text:style-name="T2">nemo-ide </text:span><text:span text:style-name="T1">с некоторыми расширениями. В отличие от оригинала (и </text:span><text:span text:style-name="T2">Z-</text:span><text:span text:style-name="T1">контроллера), </text:span><text:span text:style-name="T2">IDE-</text:span><text:span text:style-name="T1">порты доступны и в </text:span><text:span text:style-name="T2">shadow-</text:span><text:span text:style-name="T1">режиме. Однако, в отличие от оригинала, поддерживаются лишь порты </text:span>#10<text:span text:style-name="T2">, </text:span>#11<text:span text:style-name="T2">, </text:span>#30<text:span text:style-name="T2">, </text:span>#50<text:span text:style-name="T2">, </text:span>#70<text:span text:style-name="T2">, </text:span>#90<text:span text:style-name="T2">, </text:span>#B0<text:span text:style-name="T2">, </text:span>#D0<text:span text:style-name="T2">, </text:span>#F0<text:span text:style-name="T2"> </text:span><text:span text:style-name="T1">и </text:span>#C8<text:span text:style-name="T2">, </text:span><text:span text:style-name="T1">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2"> </text:span><text:span text:style-name="T1">командами </text:span>INIR<text:span text:style-name="T2"> </text:span><text:span text:style-name="T1">и </text:span>OTIR<text:span text:style-name="T2">, </text:span><text:span text:style-name="T1">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6">Порт</text:p>
          </table:table-cell>
          <table:table-cell table:style-name="Таблица9.B1" office:value-type="string">
            <text:p text:style-name="P29">Описание</text:p>
          </table:table-cell>
        </table:table-row>
        <table:table-row>
          <table:table-cell table:style-name="Таблица9.A2" office:value-type="string">
            <text:p text:style-name="P24">#xx10</text:p>
            <text:p text:style-name="P24">RW</text:p>
            <text:p text:style-name="P24">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4">#xx11</text:p>
            <text:p text:style-name="P24">RW</text:p>
            <text:p text:style-name="P24">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4">#xx30</text:p>
            <text:p text:style-name="P24">RW</text:p>
            <text:p text:style-name="P24">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4">#xx50</text:p>
            <text:p text:style-name="P24">RW</text:p>
            <text:p text:style-name="P24">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4">#xx70</text:p>
            <text:p text:style-name="P24">RW</text:p>
            <text:p text:style-name="P24">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4">#xx90</text:p>
            <text:p text:style-name="P24">RW</text:p>
            <text:p text:style-name="P24">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4">#xxB0</text:p>
            <text:p text:style-name="P24">RW</text:p>
            <text:p text:style-name="P24">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4">#xxD0</text:p>
            <text:p text:style-name="P24">RW</text:p>
            <text:p text:style-name="P24">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4">#xxF0</text:p>
            <text:p text:style-name="P24">RW</text:p>
            <text:p text:style-name="P24">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4">#xxC8</text:p>
            <text:p text:style-name="P24">RW</text:p>
            <text:p text:style-name="P24">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6"/>
      <text:p text:style-name="P19">Запись данных в режиме nemo-ide:</text:p>
      <text:p text:style-name="P16"><text:soft-page-break/><text:tab/>LD<text:tab/>D,(HL)</text:p>
      <text:p text:style-name="P16"><text:tab/>INC<text:tab/>HL</text:p>
      <text:p text:style-name="P16"><text:tab/>LD<text:tab/>A,(HL)</text:p>
      <text:p text:style-name="P16"><text:tab/>INC<text:tab/>HL</text:p>
      <text:p text:style-name="P16"><text:tab/>OUT<text:tab/>(#11),A<text:tab/>;пишем в защёлку старший байт</text:p>
      <text:p text:style-name="P16"><text:tab/>LD<text:tab/>A,D</text:p>
      <text:p text:style-name="P16"><text:tab/>OUT<text:tab/>(#10),A<text:tab/>;пишем младший байт одновременно со старшим</text:p>
      <text:p text:style-name="P16"><text:tab/><text:tab/><text:tab/><text:tab/>;из защёлки </text:p>
      <text:p text:style-name="P6"/>
      <text:p text:style-name="P6">Запись и чтение в расширенном режиме:</text:p>
      <text:p text:style-name="P6"><text:tab/></text:p>
      <text:p text:style-name="P18"><text:tab/>LD<text:tab/>C,#10</text:p>
      <text:p text:style-name="P18"><text:tab/>LD<text:tab/>B,0</text:p>
      <text:p text:style-name="P18"><text:tab/>INIR ;Читаем сектор из #10 (2 раза по 256 байт)</text:p>
      <text:p text:style-name="P18"><text:tab/>INIR</text:p>
      <text:p text:style-name="P18"><text:tab/>…</text:p>
      <text:p text:style-name="P18"><text:tab/>LD<text:tab/>C,#10</text:p>
      <text:p text:style-name="P18"><text:tab/>LD<text:tab/>B,0</text:p>
      <text:p text:style-name="P18"><text:tab/>OTIR ;пишем сектор в #10 (2 раза по 256 байт)</text:p>
      <text:p text:style-name="P18"><text:tab/>OTIR</text:p>
      <text:p text:style-name="Text_20_body"><text:span text:style-name="T2">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2">, </text:span>#50<text:span text:style-name="T2"> и т.д. (любые IDE-порты кроме </text:span>#10<text:span text:style-name="T2"> и </text:span>#11<text:span text:style-name="T2">).</text:span></text:p>
      <text:h text:style-name="P40" text:outline-level="2">Порты контроллера дисковода</text:h>
      <text:p text:style-name="P8"/>
      <table:table table:name="Table17" table:style-name="Table17">
        <table:table-column table:style-name="Table17.A"/>
        <table:table-column table:style-name="Table17.B"/>
        <text:soft-page-break/>
        <table:table-row>
          <table:table-cell table:style-name="Table17.A1" office:value-type="string">
            <text:p text:style-name="P26">Порт</text:p>
          </table:table-cell>
          <table:table-cell table:style-name="Table17.B1" office:value-type="string">
            <text:p text:style-name="P29">Описание</text:p>
          </table:table-cell>
        </table:table-row>
        <table:table-row>
          <table:table-cell table:style-name="Table17.A2" office:value-type="string">
            <text:p text:style-name="P24">#xx1F</text:p>
            <text:p text:style-name="P24">RW</text:p>
            <text:p text:style-name="P24">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4">#xx3F</text:p>
            <text:p text:style-name="P24">RW</text:p>
            <text:p text:style-name="P24">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4">#xx5F</text:p>
            <text:p text:style-name="P24">RW</text:p>
            <text:p text:style-name="P24">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4">#xx7F</text:p>
            <text:p text:style-name="P24">RW</text:p>
            <text:p text:style-name="P24">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4">#xxFF</text:p>
            <text:p text:style-name="P24">RW</text:p>
            <text:p text:style-name="P24">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30"/>
      <text:p text:style-name="P6"/>
      <text:h text:style-name="P37" text:outline-level="1">История версий</text:h>
      <text:h text:style-name="P40" text:outline-level="2">Версия <text:span text:style-name="T2">17.10.2010</text:span></text:h>
      <text:list xml:id="list21599502" text:style-name="L16">
        <text:list-item>
          <text:p text:style-name="P60">Поддержка загрузки с магнитофонного входа.</text:p>
        </text:list-item>
        <text:list-item>
          <text:p text:style-name="P74"><text:span text:style-name="T1">Скорректировано управление ресетами с </text:span><text:span text:style-name="T2">PS/2 </text:span><text:span text:style-name="T1">клавиатуры </text:span><text:span text:style-name="T2">(«F12» </text:span><text:span text:style-name="T1">и </text:span><text:span text:style-name="T2">«CTRL‑ALT‑DEL»).</text:span></text:p>
        </text:list-item>
        <text:list-item>
          <text:p text:style-name="P60">Реализован манаджер для всей памяти (<text:span text:style-name="T2">ROM </text:span>и <text:span text:style-name="T2">RAM).</text:span></text:p>
        </text:list-item>
        <text:list-item>
          <text:p text:style-name="P60">Оптимизирована работа с <text:span text:style-name="T2">PS/2 </text:span>устройствами.</text:p>
        </text:list-item>
        <text:list-item>
          <text:p text:style-name="P60">Поддержан маппер <text:span text:style-name="T2">PS/2 </text:span>в <text:span text:style-name="T2">ZX </text:span>клавиатуру (пока без возможности редактирования)<text:span text:style-name="T2">.</text:span></text:p>
        </text:list-item>
        <text:list-item>
          <text:p text:style-name="P60">Реализованы расширения <text:span text:style-name="T2">nemo-ide.</text:span></text:p>
        </text:list-item>
      </text:list>
      <text:h text:style-name="Heading_20_2" text:outline-level="2">Версия <text:span text:style-name="T2">30.03.2010</text:span></text:h>
      <text:list xml:id="list21590531" text:style-name="L17">
        <text:list-item>
          <text:p text:style-name="P61">Исправлена ошибка загрузки <text:span text:style-name="T2">FPGA.</text:span></text:p>
        </text:list-item>
      </text:list>
      <text:h text:style-name="Heading_20_2" text:outline-level="2">Версия <text:span text:style-name="T2">28.03.2010</text:span></text:h>
      <text:list xml:id="list21622317" text:continue-numbering="true" text:style-name="L17">
        <text:list-item>
          <text:p text:style-name="P61">Исправлена обработка ошибок <text:span text:style-name="T2">PS/2 </text:span>мыши. Реинициализация мыши в случае ошибок обмена.</text:p>
        </text:list-item>
        <text:list-item>
          <text:p text:style-name="P61">Поддержка получения версии базовой конфигурации и бутлоадера.</text:p>
        </text:list-item>
        <text:list-item>
          <text:p text:style-name="P75"><text:span text:style-name="T1">Исправлена обработка ошибок таймаута обмена с </text:span><text:span text:style-name="T2">PS/2 </text:span><text:span text:style-name="T1">устройствами. </text:span></text:p>
        </text:list-item>
      </text:list>
      <text:h text:style-name="Heading_20_2" text:outline-level="2">Версия <text:span text:style-name="T2">24.03.2010</text:span></text:h>
      <text:list xml:id="list21621608" text:continue-numbering="true" text:style-name="L17">
        <text:list-item>
          <text:p text:style-name="P61">Исправлено поведение светодиода питания (<text:span text:style-name="T2">Pwr Led), </text:span>теперь выключается если основное питание отключено.</text:p>
        </text:list-item>
        <text:list-item>
          <text:p text:style-name="P75">Управление сигналом <text:span text:style-name="T2">NMI </text:span><text:span text:style-name="T1">на </text:span><text:span text:style-name="T2">ZX </text:span><text:span text:style-name="T1">с помощью кнопки «</text:span><text:span text:style-name="T2">Print Screen</text:span><text:span text:style-name="T1">» </text:span><text:span text:style-name="T2">PS2 </text:span><text:span text:style-name="T1">клавиатуры.</text:span></text:p>
        </text:list-item>
        <text:list-item>
          <text:p text:style-name="P75"><text:span text:style-name="T1">Мягкий сброс компьютера </text:span><text:span text:style-name="T2">(</text:span><text:span text:style-name="T1">без перезагрузки </text:span><text:span text:style-name="T2">fpga)</text:span><text:span text:style-name="T1"> при замыкании контактов «</text:span><text:span text:style-name="T2">soft reset</text:span><text:span text:style-name="T1">» на плате. </text:span></text:p>
        </text:list-item>
      </text:list>
      <text:h text:style-name="Heading_20_2" text:outline-level="2">Версия 10.03.2010</text:h>
      <text:list xml:id="list21606548" text:style-name="L18">
        <text:list-item>
          <text:p text:style-name="P76">Добавлена индикация режима <text:span text:style-name="T2">TV</text:span><text:span text:style-name="T1">/</text:span><text:span text:style-name="T2">VGA </text:span><text:span text:style-name="T1">на индикаторе «</text:span><text:span text:style-name="T2">Scroll Lock</text:span><text:span text:style-name="T1">» </text:span><text:span text:style-name="T2">PS2 </text:span><text:span text:style-name="T1">клавиатуры (горящий светодиод — </text:span><text:span text:style-name="T2">VGA, </text:span><text:span text:style-name="T1">не горящий </text:span><text:span text:style-name="T2">TV)</text:span><text:span text:style-name="T1">.</text:span></text:p>
        </text:list-item>
        <text:list-item>
          <text:p text:style-name="P62">Исправлена ошибка отображения <text:span text:style-name="T2">NVRAM, </text:span>используемой в <text:span text:style-name="T2">GLUK, </text:span>в <text:span text:style-name="T2">NVRAM PCF8583.</text:span></text:p>
        </text:list-item>
        <text:list-item>
          <text:p text:style-name="P62">Исправлена ошибка в<text:span text:style-name="T2"> </text:span>эмуляции часов <text:span text:style-name="T2">GLUK, </text:span>реализована эмуляция <text:span text:style-name="T2">Update flag </text:span>в регистре <text:span text:style-name="T2">C.</text:span></text:p>
        </text:list-item>
        <text:list-item>
          <text:p text:style-name="P62">Реализовано сохранение режима компьютера в <text:span text:style-name="T2">NVRAM.</text:span></text:p>
        </text:list-item>
        <text:list-item>
          <text:p text:style-name="P62"><text:soft-page-break/>Добавлена поддержка механической <text:span text:style-name="T2">ZX </text:span>клавиатуры.</text:p>
        </text:list-item>
        <text:list-item>
          <text:p text:style-name="P62">Добавлена поддержка <text:span text:style-name="T2">Kempston </text:span>джойстика.</text:p>
        </text:list-item>
      </text:list>
      <text:h text:style-name="Heading_20_2" text:outline-level="2">Версия 04.02.2010</text:h>
      <text:p text:style-name="Text_20_body">Базовая версия (1.00 в<text:span text:style-name="T2">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HRV </meta:initial-creator>
    <meta:creation-date>2010-01-05T22:44:39.75</meta:creation-date>
    <meta:generator>OpenOffice.org/3.0$Win32 OpenOffice.org_project/300m9$Build-9358</meta:generator>
    <dc:date>2010-11-12T01:50:44.70</dc:date>
    <meta:editing-duration>PT38H36M40S</meta:editing-duration>
    <meta:editing-cycles>186</meta:editing-cycles>
    <meta:printed-by>CHRV </meta:printed-by>
    <meta:print-date>2010-01-17T23:43:45.20</meta:print-date>
    <meta:document-statistic meta:table-count="26" meta:image-count="1" meta:object-count="0" meta:page-count="20" meta:paragraph-count="472" meta:word-count="4007" meta:character-count="27050"/>
    <dc:creator>Кристобаль Хозевич Хунта</dc:creator>
    <meta:user-defined meta:name="Поле 1"/>
    <meta:user-defined meta:name="Поле 2"/>
    <meta:user-defined meta:name="Поле 3"/>
    <meta:user-defined meta:name="Поле 4"/>
  </office:meta>
</office:document-meta>
</file>